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weisungen für Versuchspersonen:</text:p>
      <text:p text:style-name="Standard"/>
      <text:p text:style-name="Standard">Auf dem Tisch vor sich sehen Sie verschiedene Objekte von unterschiedlicher Form und Farbe. Der Bildschirm vor Ihnen zeigt die selben Objekte.</text:p>
      <text:p text:style-name="Standard">Sobald ein Objekt auf dem Bildschirm mit einer grünen Linie umrandet wird, ist es Ihre Aufgabe, dieses Objekt auf dem Tisch zu finden und zu beschreiben, und zwar so, dass eine Person neben Ihnen das Objekt eindeutig benennen könnte (Bild 2). </text:p>
      <text:p text:style-name="Standard">Sie können verschiedene Möglichkeiten wählen, das Zielobjekt zu beschreiben, z.B. über die Farbe, die Form, auf welcher Seite es liegt, welche Objekte angrenzen, etc.</text:p>
      <text:p text:style-name="Standard">Ferner dürfen Sie hierfür keine Zeigegesten verwenden oder Objekte berühren, lediglich sprachliche Beschreibungen.</text:p>
      <text:p text:style-name="Standard">Sobald Sie auf dem Bildschirm ein weiteres mit einer blauen Linie umrandetes Objekt sehen, sollen Sie dieses als Referenzpunkt für die Beschreibung des Zielobjektes (grüne Linie) benutzen (Bild 3).</text:p>
      <text:p text:style-name="Standard">Das Computersystem wird versuchen anhand Ihrer Aussagen das Objekt zu identifizieren.</text:p>
      <text:p text:style-name="Standard">Im Erfolgsfall wird ein neues Objekt ausgewählt und der Prozess beginnt von Neuem.</text:p>
      <text:p text:style-name="Standard">Falls das Computersystem nicht versteht, welches Objekt sie beschreiben, ertönt ein Signal und der Prozess beginnt von Neuem.</text:p>
      <text:p text:style-name="Standard">Von Zeit zu Zeit erscheint die Nachricht „Please shuffle“ auf dem Bildschirm (Bild 4).</text:p>
      <text:p text:style-name="Standard">In diesem Fall sollen Sie die Objekte auf dem Tisch vor Ihnen wahllos mischen. Achten Sie dabei darauf, dass sich die Objekte nicht berühren und alle vollständig im weißen Feld liegen bleiben.</text:p>
      <text:p text:style-name="Standard">Nach dem Mischvorgang wird ein neues Objekt ausgewählt und der Prozess beginnt von Neu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B.</meta:initial-creator>
    <meta:creation-date>2015-01-15T13:02:14.30</meta:creation-date>
    <dc:date>2015-01-15T14:21:18.02</dc:date>
    <dc:creator>Michael B.</dc:creator>
    <meta:editing-duration>PT1H2M22S</meta:editing-duration>
    <meta:editing-cycles>3</meta:editing-cycles>
    <meta:generator>OpenOffice/4.1.0$Win32 OpenOffice.org_project/410m18$Build-9764</meta:generator>
    <meta:document-statistic meta:table-count="0" meta:image-count="0" meta:object-count="0" meta:page-count="1" meta:paragraph-count="12" meta:word-count="234" meta:character-count="1554"/>
  </office:meta>
</office:document-meta>
</file>